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c4e6" officeooo:paragraph-rsid="001fc4e6"/>
    </style:style>
    <style:style style:name="P2" style:family="paragraph" style:parent-style-name="Header">
      <style:text-properties officeooo:rsid="001fc4e6" officeooo:paragraph-rsid="001fc4e6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officeooo:paragraph-rsid="001fc4e6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fc4e6"/>
    </style:style>
    <style:style style:name="P5" style:family="paragraph" style:parent-style-name="Standard">
      <style:paragraph-properties fo:text-align="justify" style:justify-single-word="false"/>
      <style:text-properties officeooo:paragraph-rsid="001fc4e6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style:font-name="Arial" fo:font-size="11pt" fo:font-style="italic" fo:font-weight="bold" officeooo:paragraph-rsid="001fc4e6" style:font-size-asian="11pt" style:font-style-asian="italic" style:font-weight-asian="bold" style:font-size-complex="11pt" style:font-style-complex="italic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1fc4e6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1fc4e6" fo:background-color="transparent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1fc4e6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111111" loext:opacity="100%" fo:letter-spacing="normal" fo:font-style="normal" officeooo:paragraph-rsid="001fc4e6" style:font-style-asian="normal"/>
    </style:style>
    <style:style style:name="P11" style:family="paragraph" style:parent-style-name="Standard">
      <loext:graphic-properties draw:fill="solid" draw:fill-color="#00a933"/>
      <style:paragraph-properties fo:margin-left="0cm" fo:margin-right="0cm" fo:margin-top="0.101cm" fo:margin-bottom="0.101cm" style:contextual-spacing="false" fo:text-align="center" style:justify-single-word="false" fo:text-indent="0cm" style:auto-text-indent="false" fo:break-before="page" fo:background-color="#00a933"/>
      <style:text-properties fo:color="#ffffff" loext:opacity="100%" style:font-name="Arial" fo:font-size="12pt" fo:font-weight="bold" officeooo:paragraph-rsid="001fc4e6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solid" draw:fill-color="#ff0000"/>
      <style:paragraph-properties fo:margin-left="0cm" fo:margin-right="0cm" fo:margin-top="0.101cm" fo:margin-bottom="0.101cm" style:contextual-spacing="false" fo:text-align="center" style:justify-single-word="false" fo:text-indent="0cm" style:auto-text-indent="false" fo:background-color="#ff0000"/>
      <style:text-properties fo:color="#ffffff" loext:opacity="100%" style:font-name="Arial" fo:font-size="12pt" fo:language="pt" fo:country="BR" fo:font-weight="bold" officeooo:paragraph-rsid="001fc4e6" style:letter-kerning="true" style:font-name-asian="NSimSun" style:font-size-asian="12pt" style:language-asian="zh" style:country-asian="CN" style:font-weight-asian="bold" style:font-name-complex="Lucida Sans" style:font-size-complex="12pt" style:language-complex="hi" style:country-complex="IN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style:font-name="Arial" fo:font-size="10pt" fo:font-style="italic" fo:font-weight="bold" officeooo:paragraph-rsid="001fc4e6" style:font-size-asian="10pt" style:font-style-asian="italic" style:font-weight-asian="bold" style:font-size-complex="10pt" style:font-style-complex="italic" style:font-weight-complex="bold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style="italic" fo:font-weight="bold" officeooo:paragraph-rsid="001fc4e6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italic" fo:font-weight="bold" officeooo:paragraph-rsid="001fc4e6" fo:background-color="transparent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style:font-name="Arial" fo:font-size="10pt" fo:font-style="normal" fo:font-weight="normal" officeooo:rsid="001fc4e6" officeooo:paragraph-rsid="001fc4e6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style:font-name="Arial" fo:font-size="10pt" fo:font-style="normal" fo:font-weight="normal" officeooo:rsid="0022acbe" officeooo:paragraph-rsid="001fc4e6" style:font-size-asian="10pt" style:font-style-asian="normal" style:font-weight-asian="normal" style:font-size-complex="10pt" style:font-style-complex="normal" style:font-weight-complex="normal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justify" style:justify-single-word="false" fo:orphans="2" fo:widows="2" fo:hyphenation-ladder-count="no-limit" fo:text-indent="0cm" style:auto-text-indent="false" style:punctuation-wrap="hanging" style:writing-mode="lr-tb"/>
      <style:text-properties style:font-name="Arial" fo:font-size="10pt" fo:font-weight="bold" officeooo:paragraph-rsid="001fc4e6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bold" officeooo:paragraph-rsid="001fc4e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officeooo:paragraph-rsid="001fc4e6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italic" fo:font-weight="bold" officeooo:paragraph-rsid="001fc4e6" fo:background-color="transparent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officeooo:paragraph-rsid="001fc4e6" fo:background-color="transparent" style:font-size-asian="10pt" style:font-style-asian="normal" style:font-size-complex="10pt"/>
    </style:style>
    <style:style style:name="P23" style:family="paragraph">
      <style:paragraph-properties fo:text-align="end"/>
    </style:style>
    <style:style style:name="P24" style:family="paragraph">
      <loext:graphic-properties draw:fill="none" draw:fill-color="#ffffff"/>
      <style:paragraph-properties fo:text-align="end" style:writing-mode="lr-tb"/>
    </style:style>
    <style:style style:name="T1" style:family="text">
      <style:text-properties fo:font-variant="normal" fo:text-transform="none" fo:color="#111111" loext:opacity="100%" style:font-name="Arial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weight-complex="bold"/>
    </style:style>
    <style:style style:name="T2" style:family="text">
      <style:text-properties fo:font-variant="normal" fo:text-transform="none" fo:color="#111111" loext:opacity="100%" style:font-name="Arial" fo:font-size="10pt" fo:letter-spacing="normal" fo:font-style="normal" fo:font-weight="bold" officeooo:rsid="0026f332" fo:background-color="transparent" loext:char-shading-value="0" style:font-size-asian="10pt" style:font-style-asian="normal" style:font-weight-asian="bold" style:font-size-complex="10pt" style:font-weight-complex="bold"/>
    </style:style>
    <style:style style:name="T3" style:family="text">
      <style:text-properties fo:font-variant="normal" fo:text-transform="none" fo:color="#111111" loext:opacity="100%" style:font-name="Arial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style-complex="italic" style:font-weight-complex="bold"/>
    </style:style>
    <style:style style:name="T4" style:family="text">
      <style:text-properties fo:font-variant="normal" fo:text-transform="none" fo:color="#111111" loext:opacity="100%" style:font-name="Arial" fo:font-size="10pt" fo:letter-spacing="normal" fo:font-style="normal" fo:background-color="transparent" loext:char-shading-value="0" style:font-size-asian="10pt" style:font-style-asian="normal" style:font-size-complex="10pt"/>
    </style:style>
    <style:style style:name="T5" style:family="text">
      <style:text-properties fo:font-variant="normal" fo:text-transform="none" fo:color="#111111" loext:opacity="100%" style:font-name="Arial" fo:font-size="10pt" fo:letter-spacing="normal" fo:font-style="normal" fo:font-weight="normal" fo:background-color="transparent" loext:char-shading-value="0" style:font-size-asian="10pt" style:font-style-asian="normal" style:font-weight-asian="normal" style:font-size-complex="10pt" style:font-weight-complex="normal"/>
    </style:style>
    <style:style style:name="T6" style:family="text">
      <style:text-properties fo:font-variant="normal" fo:text-transform="none" fo:color="#111111" loext:opacity="100%" style:font-name="Arial" fo:font-size="10pt" fo:letter-spacing="normal" fo:language="pt" fo:country="BR" fo:font-style="normal" style:letter-kerning="true" fo:background-color="transparent" loext:char-shading-value="0" style:font-name-asian="NSimSun" style:font-size-asian="10pt" style:language-asian="zh" style:country-asian="CN" style:font-style-asian="normal" style:font-name-complex="Lucida Sans" style:font-size-complex="10pt" style:language-complex="hi" style:country-complex="IN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bold" fo:background-color="transparent" loext:char-shading-value="0" style:font-size-asian="10pt" style:font-style-asian="normal" style:font-weight-asian="bold" style:font-size-complex="10pt" style:font-weight-complex="bold"/>
    </style:style>
    <style:style style:name="T8" style:family="text">
      <style:text-properties fo:font-variant="normal" fo:text-transform="none" fo:color="#000000" loext:opacity="100%" style:font-name="Arial" fo:font-size="10pt" fo:letter-spacing="normal" fo:font-style="normal" fo:font-weight="bold" officeooo:rsid="00260d6a" fo:background-color="transparent" loext:char-shading-value="0" style:font-size-asian="10pt" style:font-style-asian="normal" style:font-weight-asian="bold" style:font-size-complex="10pt" style:font-weight-complex="bold"/>
    </style:style>
    <style:style style:name="T9" style:family="text">
      <style:text-properties fo:font-variant="normal" fo:text-transform="none" fo:color="#000000" loext:opacity="100%" style:font-name="Arial" fo:font-size="10pt" fo:letter-spacing="normal" fo:font-style="normal" fo:font-weight="bold" officeooo:rsid="0026f332" fo:background-color="transparent" loext:char-shading-value="0" style:font-size-asian="10pt" style:font-style-asian="normal" style:font-weight-asian="bold" style:font-size-complex="10pt" style:font-weight-complex="bold"/>
    </style:style>
    <style:style style:name="T10" style:family="text">
      <style:text-properties fo:font-variant="normal" fo:text-transform="none" fo:color="#000000" loext:opacity="100%" style:font-name="Arial" fo:font-size="10pt" fo:letter-spacing="normal" fo:font-style="normal" fo:background-color="transparent" loext:char-shading-value="0" style:font-size-asian="10pt" style:font-style-asian="normal" style:font-size-complex="10pt"/>
    </style:style>
    <style:style style:name="T11" style:family="text">
      <style:text-properties fo:color="#ffffff" loext:opacity="100%" style:font-name="Arial" fo:font-size="11pt" fo:language="pt" fo:country="BR" fo:font-weight="bold" style:letter-kerning="true" fo:background-color="#2a6099" loext:char-shading-value="0" style:font-name-asian="NSimSun" style:font-size-asian="11pt" style:language-asian="zh" style:country-asian="CN" style:font-weight-asian="bold" style:font-name-complex="Lucida Sans" style:font-size-complex="11pt" style:language-complex="hi" style:country-complex="IN" style:font-weight-complex="bold"/>
    </style:style>
    <style:style style:name="T12" style:family="text">
      <style:text-properties fo:color="#ffffff" loext:opacity="100%" style:font-name="Arial" fo:font-size="11pt" fo:font-weight="bold" fo:background-color="#2a6099" loext:char-shading-value="0" style:font-size-asian="11pt" style:font-weight-asian="bold" style:font-size-complex="11pt" style:font-weight-complex="bold"/>
    </style:style>
    <style:style style:name="T13" style:family="text"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officeooo:rsid="00260d6a" style:font-size-asian="10pt" style:font-weight-asian="bold" style:font-size-complex="10pt" style:font-weight-complex="bold"/>
    </style:style>
    <style:style style:name="T16" style:family="text">
      <style:text-properties style:font-name="Arial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fo:background-color="transparent" loext:char-shading-value="0" style:font-size-asian="10pt" style:font-size-complex="10pt"/>
    </style:style>
    <style:style style:name="T19" style:family="text">
      <style:text-properties style:font-name="Arial" fo:font-size="10pt" fo:font-style="normal" fo:font-weight="normal" officeooo:rsid="001fc4e6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Arial" fo:font-size="10pt" fo:font-style="normal" fo:font-weight="normal" officeooo:rsid="0020fbd0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Arial" fo:font-size="10pt" fo:font-style="normal" fo:font-weight="normal" officeooo:rsid="0022725b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font-name="Arial" fo:font-size="10pt" fo:font-style="normal" fo:font-weight="normal" officeooo:rsid="0022acbe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use-window-font-color="true" loext:opacity="0%" style:font-name="Arial" fo:font-size="10pt" fo:font-weight="bold" style:font-size-asian="10pt" style:font-weight-asian="bold" style:font-size-complex="10pt" style:font-weight-complex="bold"/>
    </style:style>
    <style:style style:name="T24" style:family="text">
      <style:text-properties style:use-window-font-color="true" loext:opacity="0%" style:font-name="Arial" fo:font-size="10pt" fo:font-weight="bold" officeooo:rsid="00260d6a" style:font-size-asian="10pt" style:font-weight-asian="bold" style:font-size-complex="10pt" style:font-weight-complex="bold"/>
    </style:style>
    <style:style style:name="T25" style:family="text">
      <style:text-properties style:use-window-font-color="true" loext:opacity="0%" style:font-name="Arial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000000" loext:opacity="100%" style:font-name="Arial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color="#000000" loext:opacity="100%" style:font-name="Arial" fo:font-size="10pt" fo:font-weight="bold" officeooo:rsid="00260d6a" fo:background-color="transparent" loext:char-shading-value="0" style:font-size-asian="10pt" style:font-weight-asian="bold" style:font-size-complex="10pt" style:font-weight-complex="bold"/>
    </style:style>
    <style:style style:name="T28" style:family="text">
      <style:text-properties fo:color="#000000" loext:opacity="100%" style:font-name="Arial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Arial1" fo:font-size="10pt" fo:font-weight="normal" officeooo:rsid="00247637" style:font-size-asian="10pt" style:font-weight-asian="normal" style:font-size-complex="10pt" style:font-weight-complex="normal"/>
    </style:style>
    <style:style style:name="T30" style:family="text">
      <style:text-properties style:font-name="Arial1" fo:font-size="10pt" fo:font-weight="normal" officeooo:rsid="00249454" style:font-size-asian="10pt" style:font-weight-asian="normal" style:font-size-complex="10pt" style:font-weight-complex="normal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tividade 03</text:p>
      <text:p text:style-name="P12">Responder em um arquivo (identificado/Zipado) – 35?_Atividade3-SeuNome</text:p>
      <text:p text:style-name="P4"><text:span text:style-name="T11">Sobre Teste de SoftWare, Responda</text:span><text:span text:style-name="T12">:</text:span></text:p>
      <text:p text:style-name="P6"/>
      <text:p text:style-name="P13">01) Qual a importância dos testes de software?</text:p>
      <text:p text:style-name="P3"><text:span text:style-name="T13"><text:tab/></text:span><text:span text:style-name="T19">A importância imensa dos testes é devida ao que se aplica, ou seja, no teste de softwares é sempre <text:tab/>visado antecipar falhas, corrigir falhas/bugs que possam aparecer para o usuário.</text:span></text:p>
      <text:p text:style-name="P16"/>
      <text:p text:style-name="P18">02) O que é um teste bem-sucedido?</text:p>
      <text:p text:style-name="P18"><text:tab/></text:p>
      <text:p text:style-name="P18">03) Qual a diferença entre teste caixa-preta e caixa branca?</text:p>
      <text:p text:style-name="P3"><text:span text:style-name="T14"><text:tab/></text:span><text:span text:style-name="T20">Enquanto o de caixa branca se tem o conhecimento do código fonte, analisado todo o caminho do <text:tab/>fluxo de dados, verificando as passagens </text:span><text:span text:style-name="T21">corretas nas condições esperadas, o teste de caixa preta <text:tab/>é realizado </text:span><text:span text:style-name="T22">quando não se tem acesso ao código fonte, nem a sua estrutura, ou seja, “teste <text:tab/>funcional”, por ter base nos requisitos funcionais.</text:span></text:p>
      <text:p text:style-name="P17"/>
      <text:p text:style-name="P18">04) O que são testes de aceitação?</text:p>
      <text:p text:style-name="P9"><text:tab/><text:span text:style-name="T29">São testes que visam testar </text:span><text:span text:style-name="T30">o projeto com suas versões betas no momento pré-lançamento, ou <text:tab/>seja, realizar os últimos ajustes antes que o software chegue ao mercado.</text:span></text:p>
      <text:p text:style-name="P9"/>
      <text:p text:style-name="P19">05) Qual o principal objetivo de um testador? </text:p>
      <text:p text:style-name="P4"><text:span text:style-name="T14">( <text:s text:c="3"/>) </text:span><text:span text:style-name="T17">Documentar bugs </text:span></text:p>
      <text:p text:style-name="P4"><text:span text:style-name="T14">( <text:s text:c="3"/>) </text:span><text:span text:style-name="T17">Corrigir bugs </text:span></text:p>
      <text:p text:style-name="P4"><text:span text:style-name="T14">( <text:s text:c="3"/>) </text:span><text:span text:style-name="T17">Acompanhar o desenvolvimento </text:span></text:p>
      <text:p text:style-name="P4"><text:span text:style-name="T23">( </text:span><text:span text:style-name="T24">X</text:span><text:span text:style-name="T23"> ) </text:span><text:span text:style-name="T25">Encontrar bugs </text:span></text:p>
      <text:p text:style-name="P4"><text:span text:style-name="T14">( <text:s text:c="3"/>) </text:span><text:span text:style-name="T17">Garantir a qualidade</text:span></text:p>
      <text:p text:style-name="P7"/>
      <text:p text:style-name="P14">06) Sobre os objetivos de teste de software, considere as afirmativas abaixo e assinale a alternativa correta: </text:p>
      <text:p text:style-name="P7">1. A atividade de teste é o processo de executar um programa com a intenção de descobrir um erro. </text:p>
      <text:p text:style-name="P7">2. A atividade de teste pode comprovar a ausência de erros. </text:p>
      <text:p text:style-name="P7">3. Um bom caso de teste é aquele que tem uma elevada probabilidade de revelar um erro ainda não descoberto. </text:p>
      <text:p text:style-name="P7">4. Um teste bem-sucedido é aquele que revela um erro não descoberto. </text:p>
      <text:p text:style-name="P4"><text:span text:style-name="T23">( <text:s text:c="5"/>)</text:span><text:span text:style-name="T25"> Somente as afirmativas 1, 3 e 4 são verdadeiras. </text:span></text:p>
      <text:p text:style-name="P4"><text:span text:style-name="T14">( <text:s/></text:span><text:span text:style-name="T15">X</text:span><text:span text:style-name="T14"> <text:s/>) </text:span><text:span text:style-name="T17">As afirmativas 1, 2, 3 e 4 são verdadeiras. </text:span></text:p>
      <text:p text:style-name="P4"><text:span text:style-name="T14">( <text:s text:c="5"/>) </text:span><text:span text:style-name="T17">Somente as afirmativas 3 e 4 são verdadeiras. </text:span></text:p>
      <text:p text:style-name="P4"><text:span text:style-name="T14">( <text:s text:c="5"/>) </text:span><text:span text:style-name="T17">Somente a afirmativa 3 é verdadeira. </text:span></text:p>
      <text:p text:style-name="P4"><text:span text:style-name="T14">( <text:s text:c="5"/>) </text:span><text:span text:style-name="T17">Somente as afirmativas 2 e 4 são verdadeiras.</text:span></text:p>
      <text:p text:style-name="P8"/>
      <text:p text:style-name="P15">07) Os requisitos podem ser utilizados como base para construção de casos de teste? </text:p>
      <text:p text:style-name="P5"><text:span text:style-name="T16">( <text:s/>) </text:span><text:span text:style-name="T18">Não. Pois quem determina sempre é o gerente do projeto, que tem mais autoridade sobre o assunto que o cliente. </text:span></text:p>
      <text:p text:style-name="P5"><text:span text:style-name="T16">( <text:s text:c="4"/>) </text:span><text:span text:style-name="T18">Não, pois quem determina o que o programa fará é o programador e não o cliente. </text:span></text:p>
      <text:p text:style-name="P5"><text:span text:style-name="T16">( <text:s text:c="2"/>) </text:span><text:span text:style-name="T18">Sim, pois o cliente tem experiência em programação e indica a melhor forma de se construir um programa. </text:span></text:p>
      <text:p text:style-name="P5"><text:span text:style-name="T16">( <text:s text:c="4"/>) </text:span><text:span text:style-name="T18">Não, pois os casos de teste devem ser definidos de acordo com a estrutura do programa. </text:span></text:p>
      <text:p text:style-name="P5"><text:span text:style-name="T26">( </text:span><text:span text:style-name="T27">X </text:span><text:span text:style-name="T26">) </text:span><text:span text:style-name="T28">Sim, pois os requisitos é que determinam o que o programa ou módulo deve fazer e como deve ser o resultado esperado.</text:span></text:p>
      <text:p text:style-name="P10"/>
      <text:p text:style-name="P21">08) Qual é o conceito da técnica de Caixa Branca ? </text:p>
      <text:p text:style-name="P5"><text:span text:style-name="T1">( <text:s text:c="3"/>) </text:span><text:span text:style-name="T4">É um tipo de teste que visa aprovar o sistema de uma forma completa imitando o ambiente real. </text:span></text:p>
      <text:p text:style-name="P5"><text:span text:style-name="T1">( <text:s text:c="3"/>) </text:span><text:span text:style-name="T4">É baseado na lógica de sua execução, chamada também de Thread Testing. </text:span></text:p>
      <text:p text:style-name="P5"><text:span text:style-name="T7">( </text:span><text:span text:style-name="T8">X</text:span><text:span text:style-name="T7"> ) </text:span><text:span text:style-name="T10">Visa avaliar as cláusulas de código, lógica interna de componente codificado, as configurações e outros elementos técnicos. </text:span></text:p>
      <text:p text:style-name="P5"><text:soft-page-break/><text:span text:style-name="T1">( <text:s/>) </text:span><text:span text:style-name="T4">Visa verificar se a solução atende os objetivos dos requisitos do negócio, no que diz respeito à funcionalidade, usabilidade antes de utilizar no ambiente de produção.]</text:span></text:p>
      <text:p text:style-name="P5"><text:span text:style-name="T1">( <text:s text:c="3"/>) </text:span><text:span text:style-name="T4">Nenhuma das alternativas. </text:span></text:p>
      <text:p text:style-name="P10"/>
      <text:p text:style-name="P21">09) Fernando foi incumbido de realizar um conjunto de testes que contemplam os requisitos funcionais de um programa. Ele então trabalhará com a técnica de testes conhecida por: </text:p>
      <text:p text:style-name="P5"><text:span text:style-name="T1">( <text:s text:c="5"/>) </text:span><text:span text:style-name="T4">Teste de complexidade ciclo mática.</text:span></text:p>
      <text:p text:style-name="P5"><text:span text:style-name="T1">( <text:s text:c="5"/>) </text:span><text:span text:style-name="T4">Teste de condição. </text:span></text:p>
      <text:p text:style-name="P5"><text:span text:style-name="T7">( <text:s/></text:span><text:span text:style-name="T8">x</text:span><text:span text:style-name="T7"> <text:s/>) </text:span><text:span text:style-name="T10">Teste de caixa-preta.</text:span></text:p>
      <text:p text:style-name="P5"><text:span text:style-name="T1">( <text:s text:c="5"/>) </text:span><text:span text:style-name="T4">Teste de fluxo.</text:span></text:p>
      <text:p text:style-name="P5"><text:span text:style-name="T1">( <text:s text:c="5"/>) </text:span><text:span text:style-name="T4">Teste de ciclo.</text:span></text:p>
      <text:p text:style-name="P10"/>
      <text:p text:style-name="P21">10) A principal aplicação de sua empresa vem apresentando uma “certa lentidão”. Você foi chamado para verificar o que está ocorrendo com a aplicação e deseja através da aplicação de algum tipo de teste identificar pontos de gargalo no sistema. Qual o tipo de teste que você deverá utilizar? </text:p>
      <text:p text:style-name="P5"><text:span text:style-name="T3">( <text:s text:c="5"/>) </text:span><text:span text:style-name="T4">Teste de segurança </text:span></text:p>
      <text:p text:style-name="P5"><text:span text:style-name="T7">( <text:s/></text:span><text:span text:style-name="T8">X</text:span><text:span text:style-name="T7"> <text:s/>) </text:span><text:span text:style-name="T10">Teste de desempenho </text:span></text:p>
      <text:p text:style-name="P5"><text:span text:style-name="T1">( <text:s text:c="5"/>) </text:span><text:span text:style-name="T4">Teste de disponibilização </text:span></text:p>
      <text:p text:style-name="P5"><text:span text:style-name="T1">( <text:s text:c="5"/>) </text:span><text:span text:style-name="T4">Teste de esforço </text:span></text:p>
      <text:p text:style-name="P5"><text:span text:style-name="T1">( <text:s text:c="5"/>) </text:span><text:span text:style-name="T4">Teste de recuperação</text:span></text:p>
      <text:p text:style-name="P10"/>
      <text:p text:style-name="P21">11) Esse método de teste é aplicado quando uma versão é gerada e se deseja garantir que as funcionalidades da versão anterior sejam preservadas<text:tab/></text:p>
      <text:p text:style-name="P5"><text:span text:style-name="T1">( <text:s text:c="5"/>) </text:span><text:span text:style-name="T4">Teste de Unidade </text:span></text:p>
      <text:p text:style-name="P5"><text:span text:style-name="T1">( <text:s text:c="5"/>) </text:span><text:span text:style-name="T4">Teste de Integração </text:span></text:p>
      <text:p text:style-name="P5"><text:span text:style-name="T1">( <text:s text:c="5"/>) </text:span><text:span text:style-name="T4">Teste de Segurança </text:span></text:p>
      <text:p text:style-name="P5"><text:span text:style-name="T7">( <text:s/></text:span><text:span text:style-name="T9">X</text:span><text:span text:style-name="T7"> <text:s/>) </text:span><text:span text:style-name="T10">Teste de Regressão </text:span></text:p>
      <text:p text:style-name="P5"><text:span text:style-name="T1">( <text:s text:c="5"/>) </text:span><text:span text:style-name="T4">Teste de Estresse </text:span></text:p>
      <text:p text:style-name="P10"/>
      <text:p text:style-name="P21">12) Acerca de teste de software, julgue os itens seguintes: “Os testes de unidade são feitos por equipes especializadas em testes, de forma a se garantir que os módulos que compõem o sistema sob construção estejam funcionando de acordo com as especificações.”</text:p>
      <text:p text:style-name="P5"><text:span text:style-name="T1">( <text:s/></text:span><text:span text:style-name="T2">X</text:span><text:span text:style-name="T1"> <text:s/>) </text:span><text:span text:style-name="T4">Certo</text:span></text:p>
      <text:p text:style-name="P5"><text:span text:style-name="T7">( <text:s text:c="5"/>) </text:span><text:span text:style-name="T10">Errado</text:span></text:p>
      <text:p text:style-name="P10"/>
      <text:p text:style-name="P21">13) O teste de software é a investigação do software, a fim de fornecer informações sobre sua qualidade em relação ao contexto em que ele deve operar. Isso inclui o processo de utilizar o produto para encontrar seus defeitos. Sobre as técnicas de testes de software, analise as afirmativas:</text:p>
      <text:p text:style-name="P22">I. Caixa branca: trabalha diretamente sobre o código fonte do componente de software para avaliar aspectos, como: teste de condição, teste de fluxo de dados, teste de ciclos, teste de caminhos lógicos, códigos nunca executados.</text:p>
      <text:p text:style-name="P22">II. Caixa-preta: avalia o comportamento externo do componente de software, sem se considerar o comportamento interno do mesmo. Dados de entrada são fornecidos, o teste é executado e o resultado obtido é comparado a um resultado esperado previamente conhecido.</text:p>
      <text:p text:style-name="P22">III. Caixa-Preta: tem por objetivo verificar a facilidade que o software possui de ser claramente compreendido e manipulado pelo usuário.</text:p>
      <text:p text:style-name="P22">IV. Caixa-Branca avalia o comportamento do software em situação real de uso, onde são testadas as funcionalidades técnicas específicas do software.</text:p>
      <text:p text:style-name="P22">Estão corretas apenas as afirmativas: </text:p>
      <text:p text:style-name="P5"><text:span text:style-name="T1">( <text:s/></text:span><text:span text:style-name="T2">X</text:span><text:span text:style-name="T1"> <text:s/>) </text:span><text:span text:style-name="T4">I, II, III, IV </text:span></text:p>
      <text:p text:style-name="P5"><text:span text:style-name="T7">( <text:s text:c="5"/>) </text:span><text:span text:style-name="T10">I, II </text:span></text:p>
      <text:p text:style-name="P5"><text:span text:style-name="T1">( <text:s text:c="5"/>) </text:span><text:span text:style-name="T4">II, III, IV</text:span></text:p>
      <text:p text:style-name="P5"><text:span text:style-name="T1">( <text:s text:c="5"/>) </text:span><text:span text:style-name="T4">I, II, III</text:span></text:p>
      <text:p text:style-name="P5"><text:span text:style-name="T1">( <text:s text:c="5"/>) </text:span><text:span text:style-name="T4">I, III, IV</text:span></text:p>
      <text:p text:style-name="P22"><text:s/></text:p>
      <text:p text:style-name="P21"><text:soft-page-break/>14) Para aplicações convencionais, o software é testado a partir de duas perspectivas diferentes: a lógica interna do programa é exercitada usando técnicas de projeto de caso de teste ..I.. e os requisitos de software são exercitados usando técnicas de projeto de casos de teste ..II.. .</text:p>
      <text:p text:style-name="P5"><text:span text:style-name="T4">O </text:span><text:span text:style-name="T1">teste ..I..</text:span><text:span text:style-name="T4"> fundamenta-se em um exame rigoroso do detalhe procedimental. Os caminhos lógicos do software e as colaborações entre componentes são testados exercitando conjuntos específicos de condições e/ou ciclos. </text:span></text:p>
      <text:p text:style-name="P5"><text:span text:style-name="T4">O </text:span><text:span text:style-name="T1">teste ..II.. </text:span><text:span text:style-name="T4">faz referência a testes realizados na interface do software. Esse tipo de teste examina alguns aspectos fundamentais de um sistema, com pouca preocupação em relação à estrutura lógica interna do software. </text:span></text:p>
      <text:p text:style-name="P22">As lacunas I e II são preenchidas correta e respectivamente, com: <text:s/></text:p>
      <text:p text:style-name="P5"><text:span text:style-name="T1">( <text:s text:c="5"/>)</text:span><text:span text:style-name="T6"> Teste de Usabilidade </text:span><text:span text:style-name="T4">– Caixa-preta</text:span></text:p>
      <text:p text:style-name="P5"><text:span text:style-name="T1">( <text:s text:c="5"/>)</text:span><text:span text:style-name="T4"> </text:span><text:span text:style-name="T6">Teste de Integração</text:span><text:span text:style-name="T4"> – C</text:span><text:span text:style-name="T6">aixa branca</text:span><text:span text:style-name="T4"> </text:span></text:p>
      <text:p text:style-name="P5"><text:span text:style-name="T7">( <text:s/></text:span><text:span text:style-name="T9">X</text:span><text:span text:style-name="T7"> <text:s/>)</text:span><text:span text:style-name="T10"> Caixa branca – Caixa-preta</text:span></text:p>
      <text:p text:style-name="P5"><text:span text:style-name="T1">( <text:s text:c="5"/>)</text:span><text:span text:style-name="T5"> Teste de </text:span><text:span text:style-name="T4">ciclo – Teste de Usabilidade</text:span></text:p>
      <text:p text:style-name="P5"><text:span text:style-name="T1">( <text:s text:c="5"/>)</text:span><text:span text:style-name="T4"> Caixa branca– Teste de Interfac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c4e6" officeooo:paragraph-rsid="001fc4e6"/>
    </style:style>
    <style:style style:name="MP2" style:family="paragraph">
      <style:paragraph-properties fo:text-align="end"/>
    </style:style>
    <style:style style:name="MP3" style:family="paragraph">
      <loext:graphic-properties draw:fill="none" draw:fill-color="#ffffff"/>
      <style:paragraph-properties fo:text-align="end" style:writing-mode="lr-tb"/>
    </style:style>
    <style:style style:name="MP4" style:family="paragraph" style:parent-style-name="Header">
      <style:text-properties officeooo:rsid="001fc4e6" officeooo:paragraph-rsid="001fc4e6"/>
    </style:style>
    <style:style style:name="M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2" draw:name="Quadro de texto 1" draw:style-name="Mgr1" draw:text-style-name="MP3" svg:width="12.039cm" svg:height="1.463cm" svg:x="4.967cm" svg:y="0.092cm"><draw:text-box><text:p text:style-name="MP2">Professor: Alexsander Spritze</text:p><text:p text:style-name="MP2">Componente Curricular: Teste de Software</text:p><text:p text:style-name="MP2">Aula dada por: Jucemar F. Cândido</text:p></draw:text-box></draw:frame>Aluno: Luan Zelinski Corrêa</text:p>
        <text:p text:style-name="MP4">Turma: 3-54</text:p>
        <text:p text:style-name="MP4">Data: 13/06/202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8:38:24.592000000</meta:creation-date>
    <dc:date>2022-06-13T10:34:38.127000000</dc:date>
    <meta:editing-duration>PT44S</meta:editing-duration>
    <meta:editing-cycles>2</meta:editing-cycles>
    <meta:generator>LibreOffice/7.2.6.2$Windows_X86_64 LibreOffice_project/b0ec3a565991f7569a5a7f5d24fed7f52653d754</meta:generator>
    <meta:document-statistic meta:table-count="0" meta:image-count="0" meta:object-count="0" meta:page-count="3" meta:paragraph-count="84" meta:word-count="1123" meta:character-count="6621" meta:non-whitespace-character-count="5348"/>
  </office:meta>
</office:document-meta>
</file>